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ckServerContainer.getInstalledExtens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ServerContainer.setDefaultMaxBinaryMessageBufferSize( int ma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ServerContainer.connectToServer( Object annotatedEndpointInstance , URI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ServerContainer.getDefaultMaxSessionIdleTimeo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ServerContainer.setDefaultMaxTextMessageBufferSize( int ma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ServerContainer.connectToServer( Class &lt; ? extends Endpoint &gt; endpointClass , ClientEndpointConfig cec , URI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ckServerContainer.getDefaultMaxBinaryMessageBuffer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ServerContainer.setAsyncSendTimeout( long time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ServerContainer.addEndpoint( ServerEndpointConfig server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ckServerContainer.connectToServer( Class &lt; ? &gt; annotatedEndpointClass , URI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ServerContainer.addEndpoint( Class &lt; ? &gt; endpoint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ServerContainer.upgradeHttpToWebSocket( Object httpServletRequest , Object httpServletResponse , ServerEndpointConfig sec , Map &lt; String , String &gt; pathParamet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ServerContainer.connectToServer( Endpoint endpointInstance , ClientEndpointConfig cec , URI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ckServerContainer.getDefaultAsyncSendTimeo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ServerContainer.getDefaultMaxTextMessageBuffer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ServerContainer.setDefaultMaxSessionIdleTimeout( long time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